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93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7.5728in"/>
    </style:style>
    <style:style style:name="co7" style:family="table-column">
      <style:table-column-properties fo:break-before="auto" style:column-width="1.4638in"/>
    </style:style>
    <style:style style:name="co8" style:family="table-column">
      <style:table-column-properties fo:break-before="auto" style:column-width="3.34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Canon Order</text:p>
          </table:table-cell>
          <table:table-cell office:value-type="string">
            <text:p>Release Order</text:p>
          </table:table-cell>
          <table:table-cell office:value-type="string">
            <text:p>Imprint</text:p>
          </table:table-cell>
          <table:table-cell office:value-type="string">
            <text:p>Synopsis</text:p>
          </table:table-cell>
          <table:table-cell office:value-type="string">
            <text:p>Origina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Create all the Things</text:p>
          </table:table-cell>
          <table:table-cell office:value-type="string">
            <text:p>Two Great Beings were bored and created a universe populated with sentient robot drones based on a movie they saw.</text:p>
          </table:table-cell>
          <table:table-cell office:value-type="string">
            <text:p>various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Sweatshirt Hotel</text:p>
          </table:table-cell>
          <table:table-cell office:value-type="string">
            <text:p>A drone of the Great Beings assembles the universe for the rest of the citizens.</text:p>
          </table:table-cell>
          <table:table-cell office:value-type="string">
            <text:p>04. CrazySweater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Pawns of the Queen</text:p>
          </table:table-cell>
          <table:table-cell office:value-type="string">
            <text:p>The drone the Great Beings use to build planets is infected with a virus, causing chaos. Also birds stole her pizza.</text:p>
          </table:table-cell>
          <table:table-cell office:value-type="string">
            <text:p>09. Pawns of the King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Comprehension</text:p>
          </table:table-cell>
          <table:table-cell office:value-type="string">
            <text:p>A group of drones combats a sentient computer virus.</text:p>
          </table:table-cell>
          <table:table-cell office:value-type="string">
            <text:p>13. No_Comprender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Fires of the Bishop</text:p>
          </table:table-cell>
          <table:table-cell office:value-type="string">
            <text:p>In a world where spontaneous combustion is common, one group of drones uncovers the truth. Or something.</text:p>
          </table:table-cell>
          <table:table-cell office:value-type="string">
            <text:p>08. unreleased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You Are a Pirate</text:p>
          </table:table-cell>
          <table:table-cell office:value-type="string">
            <text:p>A group of drones become pirates.</text:p>
          </table:table-cell>
          <table:table-cell office:value-type="string">
            <text:p>14. unreleased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Triangle Person</text:p>
          </table:table-cell>
          <table:table-cell office:value-type="string">
            <text:p>N/A</text:p>
          </table:table-cell>
          <table:table-cell office:value-type="string">
            <text:p>11. Triangle Perso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Gone Before</text:p>
          </table:table-cell>
          <table:table-cell office:value-type="string">
            <text:p>A group of drones go to space and it begins to go terribly wrong.</text:p>
          </table:table-cell>
          <table:table-cell office:value-type="string">
            <text:p>12. Idiots in Space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string">
            <text:p>CyberReaper</text:p>
          </table:table-cell>
          <table:table-cell office:value-type="string">
            <text:p>A surgeon that had his medical license revoked, takes his revenge by turning Death into a cyborg under his control.</text:p>
          </table:table-cell>
          <table:table-cell office:value-type="string">
            <text:p>05. CyberReaper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End of an Era</text:p>
          </table:table-cell>
          <table:table-cell office:value-type="string">
            <text:p>The Great Beings hire a duck-powered mercenary to kill all the drones so they can start over.</text:p>
          </table:table-cell>
          <table:table-cell office:value-type="string">
            <text:p>N/A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World of Tofu</text:p>
          </table:table-cell>
          <table:table-cell office:value-type="string">
            <text:p>A group of newborn drones uncovers a plot by it's world leader to overthrow the Great Beings.</text:p>
          </table:table-cell>
          <table:table-cell office:value-type="string">
            <text:p>10. Happy Tofu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Fast Runner</text:p>
          </table:table-cell>
          <table:table-cell office:value-type="string">
            <text:p>A talk show introduces us to the drone who builds the planets, Queen SweaterHead.</text:p>
          </table:table-cell>
          <table:table-cell office:value-type="string">
            <text:p>01. [Crazy BZPers]</text:p>
          </table:table-cell>
          <table:table-cell/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Beginnings</text:p>
          </table:table-cell>
          <table:table-cell office:value-type="string">
            <text:p>A territory war is fought on a large island, by drones wielding the power of the elements and baked goods.</text:p>
          </table:table-cell>
          <table:table-cell office:value-type="string">
            <text:p>03. King Bio's Comics: The Movie</text:p>
          </table:table-cell>
          <table:table-cell/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[no imprint]</text:p>
          </table:table-cell>
          <table:table-cell office:value-type="string">
            <text:p>Stuff happens.</text:p>
          </table:table-cell>
          <table:table-cell office:value-type="string">
            <text:p>02. King Bio's Comics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Birthright</text:p>
          </table:table-cell>
          <table:table-cell office:value-type="string">
            <text:p>The Great Beings attempt to create a world where their drone citizens are grouped into human-like families.</text:p>
          </table:table-cell>
          <table:table-cell office:value-type="string">
            <text:p>unmad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Still Alive</text:p>
          </table:table-cell>
          <table:table-cell office:value-type="string">
            <text:p>The day to day lives of some very strange drones living in an apartment building.</text:p>
          </table:table-cell>
          <table:table-cell office:value-type="string">
            <text:p>15. Still Alive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Dead Inside</text:p>
          </table:table-cell>
          <table:table-cell office:value-type="string">
            <text:p>Zombies happen.</text:p>
          </table:table-cell>
          <table:table-cell office:value-type="string">
            <text:p>unmad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When It Ends</text:p>
          </table:table-cell>
          <table:table-cell office:value-type="string">
            <text:p>A small group of androids sets out on a voyage to The End to repair the decaying universe.</text:p>
          </table:table-cell>
          <table:table-cell office:value-type="string">
            <text:p>07. When It Breaks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Alone</text:p>
          </table:table-cell>
          <table:table-cell office:value-type="string">
            <text:p>Two drones find themselves alone on a planet with no idea how or why, with ninja and a 1950s television host.</text:p>
          </table:table-cell>
          <table:table-cell office:value-type="string">
            <text:p>06. King and Beca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The Last Stand</text:p>
          </table:table-cell>
          <table:table-cell office:value-type="string">
            <text:p>The universe has ended and it's up to the last sentient aspects of reality to ensure the end isn't really the end.</text:p>
          </table:table-cell>
          <table:table-cell office:value-type="string">
            <text:p>unmad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Prisoners</text:p>
          </table:table-cell>
          <table:table-cell office:value-type="string">
            <text:p>A warden must team up with her most dangerous inmate to re-capture escapees after a mass break-out.</text:p>
          </table:table-cell>
          <table:table-cell office:value-type="string">
            <text:p>16. Original Concepts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string">
            <text:p>Everything Ends</text:p>
          </table:table-cell>
          <table:table-cell office:value-type="string">
            <text:p>A group of mining and engineering drones fight to survive in a world of rust and decay.</text:p>
          </table:table-cell>
          <table:table-cell office:value-type="string">
            <text:p>N/A</text:p>
          </table:table-cell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1:Sheet1.E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1/28/2014</text:date>, <text:time>16:3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08:37:46.37</meta:creation-date>
    <dc:date>2014-01-28T16:33:49.97</dc:date>
    <meta:editing-duration>PT5H54M39S</meta:editing-duration>
    <meta:editing-cycles>257</meta:editing-cycles>
    <meta:generator>OpenOffice.org/3.4.1$Win32 OpenOffice.org_project/341m1$Build-9593</meta:generator>
    <meta:document-statistic meta:table-count="3" meta:cell-count="102" meta:object-count="0"/>
  </office:meta>
</office:document-meta>
</file>